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H</mi>
      <mrow>
        <mi/>
        <mo stretchy="false">=</mo>
        <mi/>
      </mrow>
      <mfrac>
        <mn>1</mn>
        <mrow>
          <mn>2</mn>
          <mi>m</mi>
        </mrow>
      </mfrac>
      <mfenced open="(" close=")">
        <mrow>
          <msubsup>
            <mi>p</mi>
            <mo stretchy="false">ϱ</mo>
            <mn>2</mn>
          </msubsup>
          <mrow>
            <mi/>
            <mo stretchy="false">+</mo>
            <mi/>
          </mrow>
          <mfrac>
            <mrow>
              <msubsup>
                <mi>p</mi>
                <mo stretchy="false">ϕ</mo>
                <mn>2</mn>
              </msubsup>
            </mrow>
            <mrow>
              <msup>
                <mo stretchy="false">ϱ</mo>
                <mn>2</mn>
              </msup>
            </mrow>
          </mfrac>
          <mrow>
            <mi/>
            <mo stretchy="false">+</mo>
            <mi/>
          </mrow>
          <msubsup>
            <mi>p</mi>
            <mi>z</mi>
            <mn>2</mn>
          </msubsup>
        </mrow>
      </mfenced>
      <mrow>
        <mi/>
        <mo stretchy="false">+</mo>
        <mi/>
      </mrow>
      <mi>V</mi>
      <mrow>
        <mo stretchy="false">(</mo>
        <mrow>
          <mo stretchy="false">ϱ</mo>
          <mi>,</mi>
          <mo stretchy="false">ϕ</mo>
          <mi>,</mi>
          <mi>z</mi>
        </mrow>
        <mo stretchy="false">)</mo>
      </mrow>
    </mrow>
    <annotation encoding="StarMath 5.0">H `=` 1 over {2 m} left ( p^2 _%ivarrho `+` {p^2 _%iphi} over {%ivarrho ^2} `+` p^2 _z right ) `+` V(%ivarrho , %iphi , z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22:17:12.175000000</meta:creation-date>
    <meta:generator>LibreOffice/4.1.4.2$Windows_x86 LibreOffice_project/0a0440ccc0227ad9829de5f46be37cfb6edcf72</meta:generator>
  </office:meta>
</office:document-meta>
</file>